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b0cab" officeooo:paragraph-rsid="001b0cab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1cfdf9" officeooo:paragraph-rsid="001cfdf9" style:font-size-asian="16pt" style:font-size-complex="16pt"/>
    </style:style>
    <style:style style:name="T1" style:family="text">
      <style:text-properties officeooo:rsid="001cfdf9"/>
    </style:style>
    <style:style style:name="T2" style:family="text">
      <style:text-properties fo:font-variant="normal" fo:text-transform="none" style:font-name="Consolas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رای مرتب سازی در جاوااسکریپت <text:s/>متدی به نام sort وجود دارد این متد روی یک ارایه عمل می کند و می تواند عناصر ان را به ترتیب حروف الفبا هم فارسی و هم انگلیسی مرتب کند که در نوع خودش جالب است <text:s/>در سایت w3school مثال هایی برای این متد هست که خوبند.</text:p>
      <text:p text:style-name="P1"/>
      <text:p text:style-name="P1"/>
      <text:p text:style-name="P1">این متد می تواند یک call back برگرداند . تابعی با دو پارمتر <text:s/>به نام های a, b که به صورت اتوماتیک جفت جفت تمام اعضا می شوند و ما درون این تابع می توانیم کد بنویسیم و البته شرط <text:s/>بنوسیم یا جندین شرط بنویسیم و در پایان از else استفاده کنیم اما این شرط ها چگونه در مرتب سازی تاثیرمی گذارند <text:span text:style-name="T1">؟ به این ترتیب که اگر مقداری که return <text:s/>تابع <text:s/>می شود مثبت باشد یعنی a از b بزرگتر است اگر منفی باشد b از a <text:s/>بزرگتر است و اگر صفر باشد یعنی برابرند <text:s/>. به این ترتیب <text:s/>می توان مرتب سازی ها کرد .</text:span></text:p>
      <text:p text:style-name="P1"/>
      <text:p text:style-name="P1"/>
      <text:p text:style-name="P1"><text:span text:style-name="T2">var</text:span><text:span text:style-name="T4"> </text:span><text:span text:style-name="T3">points = [</text:span><text:span text:style-name="T2">40</text:span><text:span text:style-name="T3">, </text:span><text:span text:style-name="T2">100</text:span><text:span text:style-name="T3">, </text:span><text:span text:style-name="T2">1</text:span><text:span text:style-name="T3">, </text:span><text:span text:style-name="T2">5</text:span><text:span text:style-name="T3">, </text:span><text:span text:style-name="T2">25</text:span><text:span text:style-name="T3">, </text:span><text:span text:style-name="T2">10</text:span><text:span text:style-name="T3">];</text:span><text:line-break/><text:span text:style-name="T3">points.sort(</text:span><text:span text:style-name="T2">function</text:span><text:span text:style-name="T3">(a, b){</text:span><text:span text:style-name="T2">return</text:span><text:span text:style-name="T4"> </text:span><text:span text:style-name="T3">a-b});</text:span></text:p>
      <text:p text:style-name="P1"><text:span text:style-name="T3"/></text:p>
      <text:p text:style-name="P2"><text:span text:style-name="T3">در مثال فوق قرار است حاصل کم شدن b از a برگردانده شود خوب می دانیم که a-b زمانی مثبت است که a از b بزرگتر باشد پس مثبت برمی گردد که این یعنی a از b بزرگتر است که باعث می شود ارایه <text:s/>به از کوچک به بزرگ مرتب سازی شود.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13T08:44:37.010732525</dc:date>
    <meta:editing-duration>PT5H3M51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24" meta:character-count="1009" meta:non-whitespace-character-count="779"/>
  </office:meta>
</office:document-meta>
</file>